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0f1ae" officeooo:paragraph-rsid="0000f1ae"/>
    </style:style>
    <style:style style:name="P2" style:family="paragraph" style:parent-style-name="Standard">
      <style:text-properties officeooo:rsid="00014811" officeooo:paragraph-rsid="00014811"/>
    </style:style>
    <style:style style:name="P3" style:family="paragraph" style:parent-style-name="Standard">
      <style:text-properties officeooo:rsid="0002929d" officeooo:paragraph-rsid="0002929d"/>
    </style:style>
    <style:style style:name="P4" style:family="paragraph" style:parent-style-name="Standard">
      <style:text-properties officeooo:rsid="000463eb" officeooo:paragraph-rsid="000463eb"/>
    </style:style>
    <style:style style:name="P5" style:family="paragraph" style:parent-style-name="Standard">
      <style:text-properties officeooo:paragraph-rsid="000463eb"/>
    </style:style>
    <style:style style:name="P6" style:family="paragraph" style:parent-style-name="Standard">
      <style:text-properties officeooo:rsid="0005f0cd" officeooo:paragraph-rsid="0005f0cd"/>
    </style:style>
    <style:style style:name="P7" style:family="paragraph" style:parent-style-name="Standard">
      <style:text-properties officeooo:rsid="00079a25" officeooo:paragraph-rsid="00079a25"/>
    </style:style>
    <style:style style:name="P8" style:family="paragraph" style:parent-style-name="Standard">
      <style:text-properties officeooo:rsid="00079a25" officeooo:paragraph-rsid="0008b638"/>
    </style:style>
    <style:style style:name="P9" style:family="paragraph" style:parent-style-name="Standard">
      <style:text-properties officeooo:rsid="0009c292" officeooo:paragraph-rsid="0009c292"/>
    </style:style>
    <style:style style:name="P10" style:family="paragraph" style:parent-style-name="Standard">
      <style:text-properties officeooo:rsid="000a07cf" officeooo:paragraph-rsid="000a07cf"/>
    </style:style>
    <style:style style:name="P11" style:family="paragraph" style:parent-style-name="Standard">
      <style:text-properties officeooo:rsid="000a7bd4" officeooo:paragraph-rsid="000a7bd4"/>
    </style:style>
    <style:style style:name="P12" style:family="paragraph" style:parent-style-name="Standard">
      <style:text-properties officeooo:rsid="000afc01" officeooo:paragraph-rsid="000afc01"/>
    </style:style>
    <style:style style:name="P13" style:family="paragraph" style:parent-style-name="Standard">
      <style:text-properties officeooo:rsid="000c3a96" officeooo:paragraph-rsid="000c3a96"/>
    </style:style>
    <style:style style:name="P14" style:family="paragraph" style:parent-style-name="Standard">
      <style:text-properties officeooo:rsid="000d1eec" officeooo:paragraph-rsid="000d1eec"/>
    </style:style>
    <style:style style:name="P15" style:family="paragraph" style:parent-style-name="Standard">
      <style:text-properties officeooo:rsid="000d1eec" officeooo:paragraph-rsid="000ee4df"/>
    </style:style>
    <style:style style:name="P16" style:family="paragraph" style:parent-style-name="Standard">
      <style:text-properties officeooo:rsid="000ee4df" officeooo:paragraph-rsid="000ee4df"/>
    </style:style>
    <style:style style:name="P17" style:family="paragraph" style:parent-style-name="Standard">
      <style:text-properties officeooo:rsid="0010f0fc" officeooo:paragraph-rsid="0010f0fc"/>
    </style:style>
    <style:style style:name="T1" style:family="text">
      <style:text-properties officeooo:rsid="0001297c"/>
    </style:style>
    <style:style style:name="T2" style:family="text">
      <style:text-properties officeooo:rsid="00026f83"/>
    </style:style>
    <style:style style:name="T3" style:family="text">
      <style:text-properties officeooo:rsid="000463eb"/>
    </style:style>
    <style:style style:name="T4" style:family="text">
      <style:text-properties officeooo:rsid="0005f0cd"/>
    </style:style>
    <style:style style:name="T5" style:family="text">
      <style:text-properties officeooo:rsid="0008b638"/>
    </style:style>
    <style:style style:name="T6" style:family="text">
      <style:text-properties officeooo:rsid="0009c292"/>
    </style:style>
    <style:style style:name="T7" style:family="text">
      <style:text-properties officeooo:rsid="000a07cf"/>
    </style:style>
    <style:style style:name="T8" style:family="text">
      <style:text-properties officeooo:rsid="000d1eec"/>
    </style:style>
    <style:style style:name="T9" style:family="text">
      <style:text-properties officeooo:rsid="000ee4df"/>
    </style:style>
    <style:style style:name="T10" style:family="text">
      <style:text-properties officeooo:rsid="000fb76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12 eksamen INF1060</text:p>
      <text:p text:style-name="P1"/>
      <text:p text:style-name="P2">1a)</text:p>
      <text:p text:style-name="P1">System kall er en som går ned på kernel nivå for å utføre en opperasjon. F.eks lese fra terminalen. De utføres ved at man på brukernivå gjør ett eller annet som gjør at det blir utført et system kall. Da blir først alt som er I den kjørende prossessen fjernet fra CPU-en. Systemkallet blir hentet inn. Den går ned I kernelnivå til T<text:span text:style-name="T1">rappen</text:span>før den går videre via et register frem til system handlerern. Den utfører det faktiske kallet. Gjør via en <text:span text:style-name="T1">Trappen </text:span>og opp til prossessen igjen <text:span text:style-name="T1">og henter ut alt som ble lagt I registeret ut igjen</text:span>. </text:p>
      <text:p text:style-name="P1"/>
      <text:p text:style-name="P2">1b)</text:p>
      <text:p text:style-name="P9">TLB er minne satt av I caschen som er til for å forbedre hastigheten ved å oppslag. Det som ligger I TLB er helst sider som er brukt ofte og har hyppig aksess. Ideelt er det også sider en VET kommer ofte I fremtiden, men det er umulig ved en gjennomkjøring. <text:tab/></text:p>
      <text:p text:style-name="P2"/>
      <text:p text:style-name="P2">1c)</text:p>
      <text:p text:style-name="P2">En prosses er noe som kjører et program. Den tror den er alene I verden og har sitt eget minneområdet. Det er disse CPUen Schedulerer I sin algoritme. En tråd derimot er en del av en prossess. (Alle prossesser starter med en tråd og kan utvide til flere vha systemkall). Siden disse trådene finnes innad I systemet vet 1. ikke CPUen at de finne som 2. De deler det samme minneområdet, så de har tilgang til de samme variablene. <text:span text:style-name="T2">I tråder er man mye mer avhengige av at de til en større grad gir fra seg kontrollen selv.</text:span></text:p>
      <text:p text:style-name="P2"/>
      <text:p text:style-name="P3">1d)</text:p>
      <text:p text:style-name="P3">29, 31, 129, 78, 110, 56, 98, 150, 2, 33</text:p>
      <text:p text:style-name="P3"/>
      <text:p text:style-name="P3">Kommer fra lavt. Starter ved 30. </text:p>
      <text:p text:style-name="P3">Disken har 150 spor (antar 1 – 150)</text:p>
      <text:p text:style-name="P3"/>
      <text:p text:style-name="P3">Siden jeg sitter på Pctegner jeg ikke. Men vet hvordan dette ville vært gjort. </text:p>
      <text:p text:style-name="P3"/>
      <text:p text:style-name="P3">FIFO – går henter forespørslene I den rekkefølgen de kom I.</text:p>
      <text:p text:style-name="P3"/>
      <text:p text:style-name="P3">30 → 29 = 1</text:p>
      <text:p text:style-name="P3">29 → 31 = 2</text:p>
      <text:p text:style-name="P3">31 → 129 = 98</text:p>
      <text:p text:style-name="P3">129 → 78 = 51</text:p>
      <text:p text:style-name="P3">78 → 110 = <text:s/>32</text:p>
      <text:p text:style-name="P3">110 → 56 = 54</text:p>
      <text:p text:style-name="P3">56 → 98 = 42</text:p>
      <text:p text:style-name="P3">98 → 150 = 52</text:p>
      <text:p text:style-name="P3">150 → 2 = 148</text:p>
      <text:p text:style-name="P3">2 → 33 = 31</text:p>
      <text:p text:style-name="P3"/>
      <text:p text:style-name="P3">total = 511 traverseringer</text:p>
      <text:p text:style-name="P3"/>
      <text:p text:style-name="P3"/>
      <text:p text:style-name="P3">SSTF (antar alle kommer såppas samtidig at jeg kan se på hele listen og gå utifra det)</text:p>
      <text:p text:style-name="P3"/>
      <text:p text:style-name="P3">30 → 31 <text:s/>= 1(siden den kommer fra lavere vil den fortsette oppover hvis den kan)</text:p>
      <text:p text:style-name="P3">31 → 33 = 2 (samme argument her)</text:p>
      <text:p text:style-name="P3">33 → 29 <text:s/>= 4 </text:p>
      <text:p text:style-name="P3"><text:soft-page-break/>29 → 2 = 27 (nå på veg nedover så velger den først)</text:p>
      <text:p text:style-name="P3">2 → 56 = 54 </text:p>
      <text:p text:style-name="P3">56 → 78 = 22</text:p>
      <text:p text:style-name="P3">78 → 98 = 20</text:p>
      <text:p text:style-name="P3">98 → 110 = 12</text:p>
      <text:p text:style-name="P3">110 → 129 = 19</text:p>
      <text:p text:style-name="P3">129 → 150 = 21</text:p>
      <text:p text:style-name="P3"/>
      <text:p text:style-name="P3">Total =182 traverseringer</text:p>
      <text:p text:style-name="P3"/>
      <text:p text:style-name="P3"/>
      <text:p text:style-name="P3">SCAN (ende til ende, oppover først)</text:p>
      <text:p text:style-name="P3">30 → 150 = 120 (vil her få med seg 31, 33, 56, 78, 98, 110, 129, 150 I sagt rekkefølge)</text:p>
      <text:p text:style-name="P3">150 → 2 = 148 (vil her få med seg 29, 2 I gitt rekkefølge)</text:p>
      <text:p text:style-name="P3"/>
      <text:p text:style-name="P3">total = 268</text:p>
      <text:p text:style-name="P3"/>
      <text:p text:style-name="P3"/>
      <text:p text:style-name="P4">1e) Context switch er når det byttes ut en prossess med en annen I CPUen. I en preemtiv schedulering vil CPUen bli avbrutt under kjøringen av en prossess av en interupt (evt at prossessen selv sier seg ferdig. Det er det eneste alternativet I en ikke-preemtive schedulering). Da lagres alt som har blitt utført av denne prossessen og hvor den er I et register slik av ved neste kjøring kan den starte med en gang der den slapp. Når dette er gjort lastes regiseret til den nye prosessen seg inn I CPUen og den fortsetter å utføre kommandoen som om ingenting har skjedd. Men nå til en ny prosess.</text:p>
      <text:p text:style-name="P4"/>
      <text:p text:style-name="P4">1f)<text:tab/>Maskin med 4 page frames</text:p>
      <text:p text:style-name="P5"><text:tab/>1, 2, 3, 4, 1, 5, 2, 3, 1, 2, 1, 2, 1, 3, 4<text:span text:style-name="T3"><text:tab/><text:tab/></text:span></text:p>
      <text:p text:style-name="P4"/>
      <text:p text:style-name="P3"/>
      <text:p text:style-name="P3"><text:tab/><text:span text:style-name="T4">Initiellt er minnet tomt. Hvor mange pagefaults blir gjort?</text:span></text:p>
      <text:p text:style-name="P3"/>
      <text:p text:style-name="P3"><text:span text:style-name="T4">FIFIO:</text:span></text:p>
      <text:p text:style-name="P6">4 pagefaults <text:tab/>for å laste inn originalsiden</text:p>
      <text:p text:style-name="P6"><text:tab/><text:tab/>finner side 1</text:p>
      <text:p text:style-name="P6">1 pagefault<text:tab/>for å laste inn 5, bytter ut 1 for det var den første lastet inn</text:p>
      <text:p text:style-name="P6"><text:tab/><text:tab/>finner side 2, 3</text:p>
      <text:p text:style-name="P6">1 pagefault<text:tab/>laster inn 1, bytter ut 2</text:p>
      <text:p text:style-name="P6">1 pagefault<text:tab/>laster inn 2 bytter ut 3</text:p>
      <text:p text:style-name="P6"><text:tab/><text:tab/>finner 1, 2, 1, </text:p>
      <text:p text:style-name="P6">1 pagefault <text:tab/>laster inn 3 bytter ut 4</text:p>
      <text:p text:style-name="P6">1 pagefault <text:tab/>laster inn 4 bytter ut 5</text:p>
      <text:p text:style-name="P6"/>
      <text:p text:style-name="P6"/>
      <text:p text:style-name="P6">total antall pagefaults = 9</text:p>
      <text:p text:style-name="P6"/>
      <text:p text:style-name="P6"/>
      <text:p text:style-name="P6">LRU:</text:p>
      <text:p text:style-name="P6">4 pagefaults <text:tab/>for å laste inn startsidene</text:p>
      <text:p text:style-name="P6"><text:tab/><text:tab/>1 blir bruk</text:p>
      <text:p text:style-name="P6">1 pagefault<text:tab/>laster inn 5 bytter ut 2 (1 var nettopp brukt)</text:p>
      <text:p text:style-name="P6">1 pagefault <text:tab/>laster inn 2 bytter ut 3</text:p>
      <text:p text:style-name="P6"><text:soft-page-break/>1 pagefault <text:tab/>laster inn 3 bytter ut 4</text:p>
      <text:p text:style-name="P6"><text:tab/><text:tab/>bruker 1, 5, 2, 3, 1, 2, 1, 2, 1, 3</text:p>
      <text:p text:style-name="P6">1 pagefault<text:tab/>laster inn 4 bytter ut 5</text:p>
      <text:p text:style-name="P6"/>
      <text:p text:style-name="P6">total antall pagefaults = 8</text:p>
      <text:p text:style-name="P6"/>
      <text:p text:style-name="P6"/>
      <text:p text:style-name="P6">1g) <text:span text:style-name="T10">Er det “nye” systemet til Microsoft. Det tar ibruk iNorder til å holde orden på flistrukturen. Det som er mest spesielt med dette filsystemet er MFT (som ligger I samme blokk som bootloaderen). MFT har en oversikt over alle diskblokkene, bad og good, filene og hvor disse ligger. Altså kan man via MFT få tak I ALT!!!</text:span></text:p>
      <text:p text:style-name="P17">Ellers bruker NFTS metadatablokker for å få tak I hvilke diskblokker den faktiske dataten iNodene refererer til ligger. Har også et bitmap til å slå opp fort for å se hvilke metadata blokker som er ledeige.</text:p>
      <text:p text:style-name="P6"/>
      <text:p text:style-name="P6"/>
      <text:p text:style-name="P6">1h) Et signal er som en CPUinterupt, men til en prossess. Et signal kommer utenfra selve programmet og vasler om ett eller annet. Et signal er <text:s/>f.eks SIGPIPE som melder om at det har skjedd noe med forbindelsen mellom klienten og serveren. Signalene kommer fra I/O forbindelsene og melder gjerne om at det har skjedd noe som prossessen bør være oppmerksom over. En del signaler har en forhåndsinnstilt prossedyre som skal utføres men det er opp til programmereren selv å passe på at denne prossedyren er den vi øsnker skal være den faktiske handlingen.</text:p>
      <text:p text:style-name="P6"/>
      <text:p text:style-name="P6"/>
      <text:p text:style-name="P7">Oppgave 2</text:p>
      <text:p text:style-name="P7"/>
      <text:p text:style-name="P8">2a ) <text:tab/>B, <text:span text:style-name="T5">D</text:span>,<text:tab/><text:span text:style-name="T6">(C utføres av en kompilator)</text:span> </text:p>
      <text:p text:style-name="P9">2b) <text:tab/>A, </text:p>
      <text:p text:style-name="P9">2c)<text:tab/>C</text:p>
      <text:p text:style-name="P9">2d)<text:tab/>C</text:p>
      <text:p text:style-name="P9">2e)<text:tab/><text:span text:style-name="T7">F</text:span></text:p>
      <text:p text:style-name="P10">2f)<text:tab/>C</text:p>
      <text:p text:style-name="P10">2g)<text:tab/>C</text:p>
      <text:p text:style-name="P10">2h)<text:tab/>E</text:p>
      <text:p text:style-name="P10">2i)<text:tab/>A</text:p>
      <text:p text:style-name="P10">2j)<text:tab/>D</text:p>
      <text:p text:style-name="P10"/>
      <text:p text:style-name="P10"/>
      <text:p text:style-name="P11">3a) Internett er er sammling av mindre nett. Består av mange mindre nett som alle er koblet sammen til det vi kaller internett. Delvis hirarkisk som vil si at det er noder som har kontrollover andre hovednoder samt sitt eget subnet.</text:p>
      <text:p text:style-name="P11"/>
      <text:p text:style-name="P12">3b) Protokoll er en standar forhvordan noe skal utføres/se ut. OSI modellen, som består av 7 lag følger 7 forskjellige protokoller. Protokollen spesifiserer da hovedoppgaven til laget og hvordan det skal sendes vider (se ut) og leses (når mottatt). For at to maskiner skal kunne snakke sammen via en applikasjon er de nødt til å følge samme lag nødt til å følge samme protokoll</text:p>
      <text:p text:style-name="P12"/>
      <text:p text:style-name="P12">3c) En referanse modell er f.eks modellen nevt over, OSI. Og grunnen til at disse er laget er for å lage en forenkling og abstraksjon på hvert nivå. Hvert nivå har sin oppgave og sin protokoll og trnger ikke (I utgangspunktet) å bry seg om lagene under eller over. </text:p>
      <text:p text:style-name="P12">F.eks. Det er helt unødvendig at linklaget (gjør om til en binærstørm) bryr seg om hva originalmelidingen sa og om den stemmer. Det dette laget trenger å bry seg om er at pakken motatt <text:soft-page-break/>fra nettverkslaget blir gjort om riktig og sendt nedover I modellen.</text:p>
      <text:p text:style-name="P12"/>
      <text:p text:style-name="P13">3d) Linjesvitching er at det kobles opp en virituell linje mellom to parter. Denne linjen kan da kun brukes av disse to partene så lenge den er oppe. Pakkesvitshcing er at nettet er fritt frem for alle. Og <text:s/>hver pakke må finne veien frem på egenhånd. </text:p>
      <text:p text:style-name="P13">Fordelen med linjesvitching er at du sikrer deg mot pakke tap, du har itillegg full tilgang på hele båndbredden når du er oppkoblet. Ulempen er at kun en har tilgang samtidig så kan fort gi VELDIG dårlig utnyttelse av båndbredden totaltsett</text:p>
      <text:p text:style-name="P13">Fordelen med paskkesvitching er at flere kan bruke linjen samtidig som totalsett vil gi en økt ytelese av båndbredden. Selv om det per bruker kanskje går saktere vil det totalt om ikke annet føles mer rettferdig ettersom alle får litt og litt oppfylt fortløpende. Ulemper er at det er stor sannsynlighet for pakketap, noe protokollene (om ønsket) må ta seg av. Dette gir en dårligere ytelse og mer kompleks protkoll.</text:p>
      <text:p text:style-name="P13"/>
      <text:p text:style-name="P13">3e) <text:tab/>FIFO, bruker hele bredbånde men beskjeden som først blir sendt først</text:p>
      <text:p text:style-name="P13"><text:tab/>Fremkvensmultipleksing, hver prosses har tildelt sitt frekvensområdet. Ikke like god ytelse av hele båndbredden nødvendigvis, men igjengjeld mye mer rettferdig for alle får litt samtidig</text:p>
      <text:p text:style-name="P13"><text:tab/>Tidmulitipleksing, minner kanskje litt om fifo, men en prosses blir stoppet hvis den bruker for mye tid. Dette gir heller ikke nødvendigvis en full utnyttelese av båndbredde. Den kan stå tom av og til .Men temlig rettferdig</text:p>
      <text:p text:style-name="P13"/>
      <text:p text:style-name="P13">3f) Hovedoppgaven til en router er som navnet sier å route pakker videre til “riktig” sted. Den har gjerne en tabell av nærliggende routere som den kan sende til, evt til eget subnett om det er dit pakken skal. </text:p>
      <text:p text:style-name="P13"/>
      <text:p text:style-name="P13">3g) TCP, og UDP. </text:p>
      <text:p text:style-name="P13"><text:tab/>TCPs oppgaver er å sørge for at alle protokollene kommer frem og I riktig rekkefølge. Det er en forbindelsesorientert protokoll</text:p>
      <text:p text:style-name="P13"><text:tab/>UDPs oppgave derimot er å sende ut fortløpende og å få pakkene så fort frem som overhode mulig. Den tar ikke høyde for pakkatap, for kommer den ikke frem med en gang er det “for sent” og den vil helst ikke ha for mye overhead, for det tar tid å beregne.</text:p>
      <text:p text:style-name="P13"/>
      <text:p text:style-name="P13"/>
      <text:p text:style-name="P13">3<text:span text:style-name="T8">h</text:span>) Multikast (broadkast ++) er at man sender ut en pakke på nettet uten en spesifik mottaker, men med hensikt om at ALLE skal være mottakeren. Hver gnag en pakke blir mottatt hos en router vil den videresende en kopi til alle sine bekjente samt sitt eget nett. </text:p>
      <text:p text:style-name="P13"/>
      <text:p text:style-name="P14">3i) Overføringssyntaks er en syntaks som både avsender og mottaker kan forstå. For I utgansgpunktet trenger ikke motaker og avsender snakke samme “språk” selv om de følger de samme protokollene. Altså uten dette felles språket ville da når man kommer til at selve dataen skal prossesseres vil ikke nødvendigvis motaker skjønne hva avsender har sendt. Overføringen gjøres I presantasjonslaget (del av applikasjonslaget)</text:p>
      <text:p text:style-name="P14"/>
      <text:p text:style-name="P14"/>
      <text:p text:style-name="P14">4a)<text:tab/>E</text:p>
      <text:p text:style-name="P14">4b)<text:tab/>B</text:p>
      <text:p text:style-name="P14">4c)<text:tab/>C</text:p>
      <text:p text:style-name="P14">4d)<text:tab/>C</text:p>
      <text:p text:style-name="P14">4e)<text:tab/>E</text:p>
      <text:p text:style-name="P14">4f)<text:tab/>C</text:p>
      <text:p text:style-name="P15">4g)<text:tab/><text:span text:style-name="T9">B</text:span></text:p>
      <text:p text:style-name="P15"><text:span text:style-name="T9">4h)<text:tab/>A ?</text:span><text:tab/></text:p>
      <text:p text:style-name="P16"><text:soft-page-break/>4i)<text:tab/>C (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4T17:03:18.585923387</meta:creation-date>
    <dc:date>2015-12-04T19:18:27.649461062</dc:date>
    <meta:editing-duration>PT1H43M22S</meta:editing-duration>
    <meta:editing-cycles>15</meta:editing-cycles>
    <meta:generator>LibreOffice/5.0.2.2$Linux_X86_64 LibreOffice_project/00m0$Build-2</meta:generator>
    <meta:document-statistic meta:table-count="0" meta:image-count="0" meta:object-count="0" meta:page-count="5" meta:paragraph-count="103" meta:word-count="1658" meta:character-count="8700" meta:non-whitespace-character-count="7095"/>
  </office:meta>
</office:document-meta>
</file>